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5e00" officeooo:paragraph-rsid="00055e00"/>
    </style:style>
    <style:style style:name="P2" style:family="paragraph" style:parent-style-name="Standard">
      <style:text-properties style:font-name="Verdana" officeooo:rsid="00055e00" officeooo:paragraph-rsid="00055e00"/>
    </style:style>
    <style:style style:name="P3" style:family="paragraph" style:parent-style-name="Standard">
      <style:text-properties style:font-name="Verdana" fo:font-size="11pt" officeooo:rsid="00055e00" officeooo:paragraph-rsid="00055e00" style:font-size-asian="11pt" style:font-size-complex="11pt"/>
    </style:style>
    <style:style style:name="P4" style:family="paragraph" style:parent-style-name="Standard">
      <style:text-properties style:font-name="Verdana" fo:font-size="11pt" officeooo:paragraph-rsid="00071b52" style:font-size-asian="11pt" style:font-size-complex="11pt"/>
    </style:style>
    <style:style style:name="P5" style:family="paragraph" style:parent-style-name="Standard">
      <style:text-properties style:font-name="Verdana" fo:font-size="11pt" officeooo:rsid="000d2bfc" officeooo:paragraph-rsid="000d2bfc" style:font-size-asian="11pt" style:font-size-complex="11pt"/>
    </style:style>
    <style:style style:name="P6" style:family="paragraph" style:parent-style-name="Standard">
      <style:text-properties style:font-name="Verdana" fo:font-size="11pt" officeooo:rsid="000d2bfc" officeooo:paragraph-rsid="0010ef83" style:font-size-asian="11pt" style:font-size-complex="11pt"/>
    </style:style>
    <style:style style:name="P7" style:family="paragraph" style:parent-style-name="Standard">
      <style:text-properties style:font-name="Verdana" fo:font-size="11pt" officeooo:paragraph-rsid="000c9ab1" style:font-size-asian="11pt" style:font-size-complex="11pt"/>
    </style:style>
    <style:style style:name="P8" style:family="paragraph" style:parent-style-name="Standard">
      <style:text-properties style:font-name="Verdana" fo:font-size="11pt" officeooo:rsid="000ae3eb" officeooo:paragraph-rsid="000d2bfc" style:font-size-asian="11pt" style:font-size-complex="11pt"/>
    </style:style>
    <style:style style:name="P9" style:family="paragraph" style:parent-style-name="Standard">
      <style:text-properties style:font-name="Verdana" fo:font-size="11pt" fo:font-weight="bold" officeooo:rsid="000d2bfc" officeooo:paragraph-rsid="000d2bfc" style:font-size-asian="11pt" style:font-weight-asian="bold" style:font-size-complex="11pt" style:font-weight-complex="bold"/>
    </style:style>
    <style:style style:name="P10" style:family="paragraph" style:parent-style-name="Standard">
      <style:text-properties style:font-name="Verdana" fo:font-size="11pt" fo:font-weight="bold" officeooo:rsid="000d2bfc" officeooo:paragraph-rsid="0012cde5" style:font-size-asian="11pt" style:font-weight-asian="bold" style:font-size-complex="11pt" style:font-weight-complex="bold"/>
    </style:style>
    <style:style style:name="P11" style:family="paragraph" style:parent-style-name="Standard">
      <style:text-properties style:font-name="Verdana" fo:font-size="11pt" fo:font-weight="normal" officeooo:rsid="0015771b" officeooo:paragraph-rsid="0012cde5" style:font-size-asian="11pt" style:font-weight-asian="normal" style:font-size-complex="11pt" style:font-weight-complex="normal"/>
    </style:style>
    <style:style style:name="P12" style:family="paragraph" style:parent-style-name="Standard">
      <style:text-properties style:font-name="Verdana" fo:font-size="11pt" fo:font-weight="normal" officeooo:rsid="0015771b" officeooo:paragraph-rsid="0015771b" style:font-size-asian="11pt" style:font-weight-asian="normal" style:font-size-complex="11pt" style:font-weight-complex="normal"/>
    </style:style>
    <style:style style:name="P13" style:family="paragraph" style:parent-style-name="Standard">
      <style:text-properties style:font-name="Verdana" fo:font-size="11pt" fo:font-weight="normal" officeooo:rsid="001698d7" officeooo:paragraph-rsid="001888ac" style:font-size-asian="11pt" style:font-weight-asian="normal" style:font-size-complex="11pt" style:font-weight-complex="normal"/>
    </style:style>
    <style:style style:name="P14" style:family="paragraph" style:parent-style-name="Standard">
      <style:text-properties style:font-name="Verdana" fo:font-size="11pt" fo:font-weight="normal" officeooo:rsid="001a1e5b" officeooo:paragraph-rsid="001a1e5b" style:font-size-asian="11pt" style:font-weight-asian="normal" style:font-size-complex="11pt" style:font-weight-complex="normal"/>
    </style:style>
    <style:style style:name="P15" style:family="paragraph" style:parent-style-name="Standard">
      <style:text-properties officeooo:paragraph-rsid="000d2bfc"/>
    </style:style>
    <style:style style:name="P16" style:family="paragraph" style:parent-style-name="Standard">
      <style:text-properties style:font-name="Verdana" fo:font-size="11pt" officeooo:rsid="00083a53" officeooo:paragraph-rsid="0025453c" style:font-size-asian="11pt" style:font-size-complex="11pt"/>
    </style:style>
    <style:style style:name="P17" style:family="paragraph" style:parent-style-name="Standard">
      <style:text-properties style:font-name="Verdana" fo:font-size="11pt" officeooo:rsid="000ae3eb" officeooo:paragraph-rsid="0025453c" style:font-size-asian="11pt" style:font-size-complex="11pt"/>
    </style:style>
    <style:style style:name="P18" style:family="paragraph" style:parent-style-name="Standard">
      <style:text-properties style:font-name="Verdana" fo:font-size="11pt" fo:font-weight="normal" officeooo:rsid="001a1e5b" officeooo:paragraph-rsid="001b7830" style:font-size-asian="11pt" style:font-weight-asian="normal" style:font-size-complex="11pt" style:font-weight-complex="normal"/>
    </style:style>
    <style:style style:name="P19" style:family="paragraph" style:parent-style-name="Standard">
      <style:text-properties style:font-name="Verdana" fo:font-size="11pt" fo:font-weight="normal" officeooo:rsid="001b7830" officeooo:paragraph-rsid="001b7830" style:font-size-asian="11pt" style:font-weight-asian="normal" style:font-size-complex="11pt" style:font-weight-complex="normal"/>
    </style:style>
    <style:style style:name="T1" style:family="text">
      <style:text-properties officeooo:rsid="00055e00"/>
    </style:style>
    <style:style style:name="T2" style:family="text">
      <style:text-properties fo:font-variant="normal" fo:text-transform="none" fo:color="#000000" style:font-name="Verdana" fo:font-size="11pt" fo:letter-spacing="normal" fo:font-style="normal" fo:font-weight="normal" officeooo:rsid="00055e00" style:font-size-asian="11pt" style:font-size-complex="11pt"/>
    </style:style>
    <style:style style:name="T3" style:family="text">
      <style:text-properties officeooo:rsid="000bbb23"/>
    </style:style>
    <style:style style:name="T4" style:family="text">
      <style:text-properties fo:color="#000000" style:font-name="Verdana" fo:font-size="11pt" officeooo:rsid="00055e00" style:font-size-asian="11pt" style:font-size-complex="11pt"/>
    </style:style>
    <style:style style:name="T5" style:family="text">
      <style:text-properties style:font-name="Verdana" fo:font-size="11pt" officeooo:rsid="00055e00" style:font-size-asian="11pt" style:font-size-complex="11pt"/>
    </style:style>
    <style:style style:name="T6" style:family="text">
      <style:text-properties officeooo:rsid="000c9ab1"/>
    </style:style>
    <style:style style:name="T7" style:family="text">
      <style:text-properties officeooo:rsid="000d2bfc"/>
    </style:style>
    <style:style style:name="T8" style:family="text">
      <style:text-properties officeooo:rsid="0010ef83"/>
    </style:style>
    <style:style style:name="T9" style:family="text">
      <style:text-properties officeooo:rsid="0012cde5"/>
    </style:style>
    <style:style style:name="T10" style:family="text">
      <style:text-properties fo:font-weight="bold" officeooo:rsid="0012cde5" style:font-weight-asian="bold" style:font-weight-complex="bold"/>
    </style:style>
    <style:style style:name="T11" style:family="text">
      <style:text-properties officeooo:rsid="001888ac"/>
    </style:style>
    <style:style style:name="T12" style:family="text">
      <style:text-properties officeooo:rsid="0021dc17"/>
    </style:style>
    <style:style style:name="T13" style:family="text">
      <style:text-properties officeooo:rsid="0023c43a"/>
    </style:style>
    <style:style style:name="T14" style:family="text">
      <style:text-properties officeooo:rsid="0023f084"/>
    </style:style>
    <style:style style:name="T15" style:family="text">
      <style:text-properties officeooo:rsid="0025453c"/>
    </style:style>
    <style:style style:name="T16" style:family="text">
      <style:text-properties officeooo:rsid="0026cc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Materials and methods</text:span><text:span text:style-name="T9"> - </text:span>Automated <text:span text:style-name="T9">gene set derivation.</text:span></text:p>
      <text:p text:style-name="P3"/>
      <text:p text:style-name="P9">Data downloads</text:p>
      <text:p text:style-name="P9"/>
      <text:p text:style-name="P15"><text:span text:style-name="T5">Mouse and human gene annotations, gene to GO mappings and mouse to human homologue mappings were derived from the files: gene_info.gz and gene2go.gz and homologene.data respectively, downloaded from NCBI (ftp.ncbi.nlm.nih.gov). Human gene ontology data (go-basic.obo) was downloaded from GO (</text:span><text:a xlink:type="simple" xlink:href="ftp://ftp.geneontology.org/" text:style-name="Internet_20_link" text:visited-style-name="Visited_20_Internet_20_Link"><text:span text:style-name="T5">ftp.geneontology.org</text:span></text:a><text:span text:style-name="T5">). Mouse phenotype and ontology data (MGI_PhenoGenoMP.rpt, MGI_EntrezGene.rpt, MPheno_OBO.ontology files) was downloaded from MGI </text:span><text:span text:style-name="T4">(</text:span><text:span text:style-name="T2">http://www.informatics.jax.org/downloads/reports</text:span><text:span text:style-name="T4">)</text:span><text:span text:style-name="T5">.</text:span></text:p>
      <text:p text:style-name="P4"/>
      <text:p text:style-name="P9"><text:span text:style-name="T9">Human g</text:span>ene sets derived from mouse phenotypes.</text:p>
      <text:p text:style-name="P5"/>
      <text:p text:style-name="P16">M<text:span text:style-name="T12">GI</text:span> <text:span text:style-name="T12">marker </text:span>ids <text:span text:style-name="T12">(MGI ids) </text:span>were <text:span text:style-name="T12">mapped to mouse Entrez gene annotations using the</text:span> <text:span text:style-name="T1">MGI_EntrezGene.rpt</text:span> file <text:span text:style-name="T12">and the NCBI gene_info.gz file.</text:span> <text:span text:style-name="T13">MGI markers and gene annotations were were mapped to mammalian phenotypes using the MGI_PhenoGenoMP.rpt as follows. <text:s/>MGI markers</text:span> that mapped to transgenes were removed and the remainder were filtered for those that had single gene manipulation<text:span text:style-name="T14">s. This subset of MGI markers was annotated with mouse protein coding </text:span>gene <text:span text:style-name="T14">information</text:span>.</text:p>
      <text:p text:style-name="P7"/>
      <text:p text:style-name="P17"><text:span text:style-name="T3">An </text:span>Ontology tree <text:span text:style-name="T3">of</text:span> m<text:span text:style-name="T14">ammalian</text:span> phenotypes w<text:span text:style-name="T3">as</text:span> constructed from the Mpheno_OBO.ontology <text:span text:style-name="T6">file, using the ‘is_a’ relationship. Mouse protein-coding gene annotations were added to each mammalian phenotype and then propagated from each child term to its parents.</text:span></text:p>
      <text:p text:style-name="P8"/>
      <text:p text:style-name="P6">Mouse genes were mapped to their human homologues using <text:span text:style-name="T8">one-to-one mouse to human gene relationships derived from the homologene.data file. These mappings were used to derive gene sets of the homologues of mouse genes annotated to mammalina phneotypes. Gene sets containing 20-2000 human protein coding genes mapped to each mouse phenotype were derived for use in gene set analysis.</text:span></text:p>
      <text:p text:style-name="P6"/>
      <text:p text:style-name="P6"/>
      <text:p text:style-name="P10"><text:span text:style-name="T9">Human g</text:span>ene sets derived <text:span text:style-name="T9">from GO (Gene ontology).</text:span></text:p>
      <text:p text:style-name="P11"/>
      <text:p text:style-name="P18">Human Entrez gene annotations for GO terms were derived from the gene2go.gz files as follows. All GO terms with negative qualifiers ('NOT colocalizes_with', 'NOT contributes_to', 'NOT’.) were removed. GO term to <text:span text:style-name="T16">Entrez </text:span>gene mapping <text:span text:style-name="T16">files were derived</text:span> using two sets of evidence codes: ALL and STRICT. The ALL set included all evidence codes and the STRICT set of evidence codes excluded IEA, NAS and RCA.</text:p>
      <text:p text:style-name="P12"/>
      <text:p text:style-name="P13">GO ontology trees were derived from the <text:span text:style-name="T1">go-basic.obo </text:span>file for each GO ontology (<text:span text:style-name="T7">biological process, molecular function </text:span>and <text:span text:style-name="T7">cellular component</text:span>) <text:span text:style-name="T11">after filtering for <text:s/>'is_a', 'part_of' relationship terms.</text:span></text:p>
      <text:p text:style-name="P14"/>
      <text:p text:style-name="P19">Entrez gene annotations were added to each GO term and then propagated from each child term to its parents for each ontology. Gene sets containing 20-2000 human protein coding genes per GO term for each ontology were derived for both ALL evidence and the STRICT sets of evidence codes for use in gene set analysis.</text:p>
      <text:p text:style-name="P6"/>
      <text:p text:style-name="P6"/>
      <text:p text:style-name="P2"/>
      <text:p text:style-name="P2"/>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0:11:00.087640000</meta:creation-date>
    <dc:date>2017-09-18T14:34:40.578442000</dc:date>
    <meta:editing-duration>PT5H41M13S</meta:editing-duration>
    <meta:editing-cycles>17</meta:editing-cycles>
    <meta:generator>LibreOffice/5.4.0.3$MacOSX_X86_64 LibreOffice_project/7556cbc6811c9d992f4064ab9287069087d7f62c</meta:generator>
    <meta:document-statistic meta:table-count="0" meta:image-count="0" meta:object-count="0" meta:page-count="2" meta:paragraph-count="11" meta:word-count="391" meta:character-count="2678" meta:non-whitespace-character-count="2296"/>
  </office:meta>
</office:document-meta>
</file>